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92cm" fo:min-width="0cm"/>
    </style:style>
    <style:style style:name="gr2" style:family="graphic" style:parent-style-name="standard">
      <style:graphic-properties draw:stroke="none" draw:fill="none" fo:min-height="6.989cm"/>
    </style:style>
    <style:style style:name="gr3" style:family="graphic" style:parent-style-name="standard">
      <style:graphic-properties draw:stroke="none" draw:fill="none" fo:min-height="28.481cm"/>
    </style:style>
    <style:style style:name="P1" style:family="paragraph">
      <style:text-properties style:font-name="URW Chancery L" fo:font-size="370.5pt" fo:font-style="italic" fo:font-weight="bold" style:font-size-asian="370.5pt" style:font-style-asian="italic" style:font-weight-asian="bold" style:font-size-complex="370.5pt" style:font-style-complex="italic" style:font-weight-complex="bold"/>
    </style:style>
    <style:style style:name="P2" style:family="paragraph">
      <style:text-properties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P3" style:family="paragraph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style:style style:name="T1" style:family="text">
      <style:text-properties style:font-name="URW Chancery L" fo:font-size="370.5pt" fo:font-style="italic" fo:font-weight="bold" style:font-name-asian="Liberation Sans1" style:font-size-asian="370.5pt" style:font-style-asian="italic" style:font-weight-asian="bold" style:font-name-complex="Liberation Sans1" style:font-size-complex="370.5pt" style:font-style-complex="italic" style:font-weight-complex="bold"/>
    </style:style>
    <style:style style:name="T2" style:family="text">
      <style:text-properties style:font-name="URW Chancery L" fo:font-size="370.5pt" fo:font-style="italic" fo:font-weight="bold" style:font-size-asian="370.5pt" style:font-style-asian="italic" style:font-weight-asian="bold" style:font-size-complex="370.5pt" style:font-style-complex="italic" style:font-weight-complex="bold"/>
    </style:style>
    <style:style style:name="T3" style:family="text">
      <style:text-properties style:text-position="33% 58%"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T4" style:family="text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873cm" svg:height="18.542cm" svg:x="-24cm" svg:y="-6.366cm">
          <draw:text-box>
            <text:p text:style-name="P1"><text:span text:style-name="T1">Δ</text:span><text:span text:style-name="T2">G</text:span></text:p>
          </draw:text-box>
        </draw:frame>
        <draw:frame draw:style-name="gr2" draw:text-style-name="P2" draw:layer="layout" svg:width="4.02cm" svg:height="13.674cm" svg:x="18.915cm" svg:y="14.904cm">
          <draw:text-box>
            <text:p text:style-name="P2"><text:span text:style-name="T3">o</text:span></text:p>
          </draw:text-box>
        </draw:frame>
        <draw:frame draw:style-name="gr3" draw:text-style-name="P3" draw:layer="layout" svg:width="28.362cm" svg:height="32.966cm" svg:x="-1.584cm" svg:y="-5.731cm">
          <draw:text-box>
            <text:p text:style-name="P3"><text:span text:style-name="T4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10-30T18:01:35.758275072</dc:date>
    <dc:creator>farminf </dc:creator>
    <meta:editing-duration>PT43M22S</meta:editing-duration>
    <meta:editing-cycles>6</meta:editing-cycles>
    <meta:generator>LibreOffice/4.2.3.3$Linux_X86_64 LibreOffice_project/420m0$Build-3</meta:generator>
    <meta:document-statistic meta:object-count="3"/>
  </office:meta>
</office:document-meta>
</file>